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Generate Collatz sequences for numbers 1 to 20 and map them to the octave model</text:p>
      <text:p text:style-name="Standard"/>
      <text:p text:style-name="Standard"># Function to generate Collatz sequence for a number</text:p>
      <text:p text:style-name="Standard">def generate_collatz_sequence(n):</text:p>
      <text:p text:style-name="Standard"><text:s text:c="4"/>sequence = [n]</text:p>
      <text:p text:style-name="Standard"><text:s text:c="4"/>while n != 1:</text:p>
      <text:p text:style-name="Standard"><text:s text:c="8"/>if n % 2 == 0:</text:p>
      <text:p text:style-name="Standard"><text:s text:c="12"/>n = n // 2</text:p>
      <text:p text:style-name="Standard"><text:s text:c="8"/>else:</text:p>
      <text:p text:style-name="Standard"><text:s text:c="12"/>n = 3 * n + 1</text:p>
      <text:p text:style-name="Standard"><text:s text:c="8"/>sequence.append(n)</text:p>
      <text:p text:style-name="Standard"><text:s text:c="4"/>return sequence</text:p>
      <text:p text:style-name="Standard"/>
      <text:p text:style-name="Standard"># Generate sequences for numbers 1 to 20</text:p>
      <text:p text:style-name="Standard">collatz_data = {n: generate_collatz_sequence(n) for n in range(1, 21)}</text:p>
      <text:p text:style-name="Standard"/>
      <text:p text:style-name="Standard"># Map sequences to the octave model with reduction to single digits and layers</text:p>
      <text:p text:style-name="Standard">octave_positions = {}</text:p>
      <text:p text:style-name="Standard">for number, sequence in collatz_data.items():</text:p>
      <text:p text:style-name="Standard"><text:s text:c="4"/>mapped_positions = []</text:p>
      <text:p text:style-name="Standard"><text:s text:c="4"/>for layer, value in enumerate(sequence):</text:p>
      <text:p text:style-name="Standard"><text:s text:c="8"/>reduced_value = reduce_to_single_digit(value)</text:p>
      <text:p text:style-name="Standard"><text:s text:c="8"/>x, y = map_to_octave(reduced_value, layer)[:2]</text:p>
      <text:p text:style-name="Standard"><text:s text:c="8"/>z = layer * stack_spacing <text:s/># Layer height in 3D</text:p>
      <text:p text:style-name="Standard"><text:s text:c="8"/>mapped_positions.append((x, y, z))</text:p>
      <text:p text:style-name="Standard"><text:s text:c="4"/>octave_positions[number] = mapped_positions</text:p>
      <text:p text:style-name="Standard"/>
      <text:p text:style-name="Standard"># Plot the 3D visualization for numbers 1 to 20</text:p>
      <text:p text:style-name="Standard">fig = plt.figure(figsize=(12, 10))</text:p>
      <text:p text:style-name="Standard">ax = fig.add_subplot(111, projection='3d')</text:p>
      <text:p text:style-name="Standard"/>
      <text:p text:style-name="Standard"># Plot the stacked circles for reference</text:p>
      <text:p text:style-name="Standard">for i in range(num_layers):</text:p>
      <text:p text:style-name="Standard"><text:s text:c="4"/>z_layer = i * stack_spacing <text:s/># Z-coordinate for each octave</text:p>
      <text:p text:style-name="Standard"><text:s text:c="4"/>ax.plot(circle_x, circle_y, z_layer, color='gray', linestyle='--', label=f"Octave {i + 1}" if i == 0 else None)</text:p>
      <text:p text:style-name="Standard"/>
      <text:p text:style-name="Standard"># Plot each Collatz sequence as a curve</text:p>
      <text:p text:style-name="Standard">for number, positions in octave_positions.items():</text:p>
      <text:p text:style-name="Standard"><text:s text:c="4"/>x_vals = [pos[0] for pos in positions]</text:p>
      <text:p text:style-name="Standard"><text:s text:c="4"/>y_vals = [pos[1] for pos in positions]</text:p>
      <text:p text:style-name="Standard"><text:s text:c="4"/>z_vals = [pos[2] for pos in positions]</text:p>
      <text:p text:style-name="Standard"><text:s text:c="4"/>ax.plot(x_vals, y_vals, z_vals, label=f"Collatz {number}")</text:p>
      <text:p text:style-name="Standard"><text:s text:c="4"/>ax.scatter(x_vals, y_vals, z_vals, s=20, zorder=5) <text:s/># Points for clarity</text:p>
      <text:p text:style-name="Standard"/>
      <text:p text:style-name="Standard"># Add labels and adjust the view</text:p>
      <text:p text:style-name="Standard">ax.set_title("3D Collatz Sequences (1 to 20) in Octave Model")</text:p>
      <text:p text:style-name="Standard">ax.set_xlabel("X (Horizontal Oscillation)")</text:p>
      <text:p text:style-name="Standard">ax.set_ylabel("Y (Vertical Oscillation - Scaled)")</text:p>
      <text:p text:style-name="Standard"><text:soft-page-break/>ax.set_zlabel("Z (Octave Layer)")</text:p>
      <text:p text:style-name="Standard">plt.legend(loc='upper right', fontsize='small')</text:p>
      <text:p text:style-name="Standard">plt.show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21:07:32.845586712</meta:creation-date>
    <dc:date>2025-01-24T21:07:48.387999012</dc:date>
    <meta:editing-duration>PT16S</meta:editing-duration>
    <meta:editing-cycles>1</meta:editing-cycles>
    <meta:document-statistic meta:table-count="0" meta:image-count="0" meta:object-count="0" meta:page-count="2" meta:paragraph-count="44" meta:word-count="261" meta:character-count="1900" meta:non-whitespace-character-count="1549"/>
    <meta:generator>LibreOffice/24.2.7.2$Linux_X86_64 LibreOffice_project/420$Build-2</meta:generator>
  </office:meta>
</office:document-meta>
</file>